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Letter Of introduction.</text:p>
      <text:p text:style-name="Standard"><text:tab/>I've been around animation and games for my whole life, and I've always wanted to be a part of the creation of said animations and games. I've always wondered how to make animations, and in high school I finally got my chance to dabble in some animation. I'm always willing to work, and improve upon my skills; I really hope to get into this animation program, and begin creating my own games. i guess I've always been more comfortable with computers than I am with paper and pencil, and I've had experience with programming in Java, C++, and C#. I am hoping to get a job at a big name company like Blizzard, Disney, or Riot. If that doesn't pan out, I would love to start my own independent company. </text:p>
      <text:p text:style-name="Standard"><text:tab/>-Justin Bezzant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stin Bezzant</meta:initial-creator>
    <meta:creation-date>2015-04-28T20:57:13</meta:creation-date>
    <meta:document-statistic meta:table-count="0" meta:image-count="0" meta:object-count="0" meta:page-count="1" meta:paragraph-count="3" meta:word-count="136" meta:character-count="744"/>
    <dc:date>2015-04-28T21:02:42</dc:date>
    <dc:creator>Justin Bezzant</dc:creator>
    <meta:editing-duration>PT5M30S</meta:editing-duration>
    <meta:editing-cycles>1</meta:editing-cycles>
    <meta:generator>OpenOffice/4.1.1$Unix OpenOffice.org_project/411m6$Build-9775</meta:generator>
  </office:meta>
</office:document-meta>
</file>